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35in"/>
    </style:style>
    <style:style style:name="co3" style:family="table-column">
      <style:table-column-properties fo:break-before="auto" style:column-width="1.4154in"/>
    </style:style>
    <style:style style:name="co4" style:family="table-column">
      <style:table-column-properties fo:break-before="auto" style:column-width="1.361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3508in"/>
    </style:style>
    <style:style style:name="co7" style:family="table-column">
      <style:table-column-properties fo:break-before="auto" style:column-width="1.072in"/>
    </style:style>
    <style:style style:name="co8" style:family="table-column">
      <style:table-column-properties fo:break-before="auto" style:column-width="1.4902in"/>
    </style:style>
    <style:style style:name="co9" style:family="table-column">
      <style:table-column-properties fo:break-before="auto" style:column-width="1.1362in"/>
    </style:style>
    <style:style style:name="co10" style:family="table-column">
      <style:table-column-properties fo:break-before="auto" style:column-width="1.6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 style:data-style-name="N2">
      <style:table-cell-properties fo:background-color="#00a933"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 style:data-style-name="N129">
      <style:table-cell-properties fo:background-color="#00a933"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 style:data-style-name="N129">
      <style:table-cell-properties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 style:data-style-name="N2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9" style:family="table-cell" style:parent-style-name="Default" style:data-style-name="N2"/>
    <style:style style:name="ce10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</style:style>
    <style:style style:name="ce11" style:family="table-cell" style:parent-style-name="Default" style:data-style-name="N2">
      <style:table-cell-properties fo:background-color="#3465a4" style:text-align-source="fix" style:repeat-content="false" fo:border="0.74pt solid #000000"/>
      <style:paragraph-properties fo:text-align="center" fo:margin-left="0in"/>
    </style:style>
    <style:style style:name="ce12" style:family="table-cell" style:parent-style-name="Default" style:data-style-name="N0"/>
    <style:style style:name="ce13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0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R terre=</text:p>
          </table:table-cell>
          <table:table-cell table:style-name="ce9" office:value-type="float" office:value="6378140" calcext:value-type="float">
            <text:p>6378140.00</text:p>
          </table:table-cell>
          <table:table-cell/>
          <table:table-cell office:value-type="string" calcext:value-type="string">
            <text:p>mu terre(m)=</text:p>
          </table:table-cell>
          <table:table-cell table:style-name="ce12" office:value-type="float" office:value="398600640000000" calcext:value-type="float">
            <text:p>398600640000000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1 année(en j)=</text:p>
          </table:table-cell>
          <table:table-cell table:style-name="ce9" office:value-type="float" office:value="365.25" calcext:value-type="float">
            <text:p>365.25</text:p>
          </table:table-cell>
          <table:table-cell table:number-columns-repeated="2"/>
          <table:table-cell table:style-name="ce9"/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1jour (en s)=</text:p>
          </table:table-cell>
          <table:table-cell table:style-name="ce9" office:value-type="float" office:value="86400" calcext:value-type="float">
            <text:p>86400.00</text:p>
          </table:table-cell>
          <table:table-cell/>
          <table:table-cell office:value-type="string" calcext:value-type="string">
            <text:p>omega=</text:p>
          </table:table-cell>
          <table:table-cell table:style-name="ce12" table:formula="of:=360/[.I5]" office:value-type="float" office:value="0.00417807437827972" calcext:value-type="float">
            <text:p>0.00417807437827972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T(période GEO)=</text:p>
          </table:table-cell>
          <table:table-cell table:style-name="ce9" table:formula="of:=86400*(360/(360+360/365.25))" office:value-type="float" office:value="86164.0955631399" calcext:value-type="float">
            <text:p>86164.10</text:p>
          </table:table-cell>
          <table:table-cell table:number-columns-repeated="2"/>
          <table:table-cell table:style-name="ce9"/>
          <table:table-cell office:value-type="string" calcext:value-type="string">
            <text:p>t1=</text:p>
          </table:table-cell>
          <table:table-cell table:formula="of:=[.J14]*[.H14]" office:value-type="float" office:value="110372.634204049" calcext:value-type="float">
            <text:p>110372.63420404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a (GEO)=</text:p>
          </table:table-cell>
          <table:table-cell table:style-name="ce9" table:formula="of:=POWER([.L2]*POWER(([.I5]/(2*PI()));2);1/3)" office:value-type="float" office:value="42164178.2644089" calcext:value-type="float">
            <text:p>42164178.26</text:p>
          </table:table-cell>
          <table:table-cell/>
          <table:table-cell office:value-type="string" calcext:value-type="string">
            <text:p>a(GTO)=</text:p>
          </table:table-cell>
          <table:table-cell table:style-name="ce9" table:formula="of:=([.I9]+[.I7])/2" office:value-type="float" office:value="24571159.1322044" calcext:value-type="float">
            <text:p>24571159.13</text:p>
          </table:table-cell>
          <table:table-cell office:value-type="string" calcext:value-type="string">
            <text:p>t2=</text:p>
          </table:table-cell>
          <table:table-cell table:formula="of:=[.N5]+[.J15]*[.H15]" office:value-type="float" office:value="332689.146757679" calcext:value-type="float">
            <text:p>332689.14675767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ra (en m)= a (GEO)</text:p>
          </table:table-cell>
          <table:table-cell table:style-name="ce9" table:formula="of:=[.I6]" office:value-type="float" office:value="42164178.2644089" calcext:value-type="float">
            <text:p>42164178.26</text:p>
          </table:table-cell>
          <table:table-cell table:number-columns-repeated="3"/>
          <table:table-cell office:value-type="string" calcext:value-type="string">
            <text:p>Lambda_1=</text:p>
          </table:table-cell>
          <table:table-cell table:formula="of:=[.L4]*[.N5]" office:value-type="float" office:value="461.145075031177" calcext:value-type="float">
            <text:p>461.14507503117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Va_init(m/s)=</text:p>
          </table:table-cell>
          <table:table-cell table:style-name="ce9" table:formula="of:=SQRT([.L2]*((2/[.I7])-(1/[.L6])))" office:value-type="float" office:value="1638.52922642129" calcext:value-type="float">
            <text:p>1638.53</text:p>
          </table:table-cell>
          <table:table-cell table:number-columns-repeated="2"/>
          <table:table-cell table:style-name="ce9" table:formula="of:=SQRT([.L2]/[.I7])" office:value-type="float" office:value="3074.66054890696" calcext:value-type="float">
            <text:p>3074.66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rp(en m)=</text:p>
          </table:table-cell>
          <table:table-cell table:style-name="ce9" table:formula="of:=[.I2]+600000" office:value-type="float" office:value="6978140" calcext:value-type="float">
            <text:p>6978140.00</text:p>
          </table:table-cell>
          <table:table-cell table:number-columns-repeated="7"/>
        </table:table-row>
        <table:table-row table:style-name="ro1">
          <table:table-cell table:number-columns-repeated="12"/>
          <table:table-cell table:style-name="ce13" office:value-type="string" calcext:value-type="string" table:number-columns-spanned="4" table:number-rows-spanned="15">
            <text:p>Pour les variables libres (jaune), pour les DV on a plusieurs contraintes:</text:p>
            <text:p>-DV1&gt;DV2&gt;DV3&gt;0</text:p>
            <text:p>-DV1+DV2+DV3=DVtotal</text:p>
            <text:p>-lambda_2=310 deg      (longitude apogée)</text:p>
            <text:p/>
          </table:table-cell>
          <table:covered-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9" table:number-rows-spanned="1">
            <text:p>triangles de vitesses</text:p>
          </table:table-cell>
          <table:covered-table-cell table:number-columns-repeated="8" table:style-name="ce2"/>
          <table:table-cell table:number-columns-repeated="2"/>
          <table:covered-table-cell table:number-columns-repeated="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I en deg</text:p>
          </table:table-cell>
          <table:table-cell table:style-name="ce1" office:value-type="string" calcext:value-type="string">
            <text:p>a en m</text:p>
          </table:table-cell>
          <table:table-cell table:style-name="ce1" office:value-type="string" calcext:value-type="string">
            <text:p>ra en m</text:p>
          </table:table-cell>
          <table:table-cell table:style-name="ce1" office:value-type="string" calcext:value-type="string">
            <text:p>Va en m/s</text:p>
          </table:table-cell>
          <table:table-cell table:style-name="ce1" office:value-type="string" calcext:value-type="string">
            <text:p>DV en m/S</text:p>
          </table:table-cell>
          <table:table-cell table:style-name="ce1" office:value-type="string" calcext:value-type="string">
            <text:p>T en s</text:p>
          </table:table-cell>
          <table:table-cell table:style-name="ce1" office:value-type="string" calcext:value-type="string">
            <text:p>I apogée en deg</text:p>
          </table:table-cell>
          <table:table-cell table:style-name="ce1" office:value-type="string" calcext:value-type="string">
            <text:p>nombre de tours</text:p>
          </table:table-cell>
          <table:table-cell table:number-columns-repeated="2"/>
          <table:covered-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Orbite init</text:p>
          </table:table-cell>
          <table:table-cell table:style-name="ce3" office:value-type="string" calcext:value-type="string">
            <text:p>7 deg</text:p>
          </table:table-cell>
          <table:table-cell table:style-name="ce3" table:formula="of:=[.L6]" office:value-type="float" office:value="24571159.1322044" calcext:value-type="float">
            <text:p>24571159.13</text:p>
          </table:table-cell>
          <table:table-cell table:style-name="ce3" table:formula="of:=[.I7]" office:value-type="float" office:value="42164178.2644089" calcext:value-type="float">
            <text:p>42164178.26</text:p>
          </table:table-cell>
          <table:table-cell table:style-name="ce6" table:formula="of:=[.I8]" office:value-type="float" office:value="1638.52922642129" calcext:value-type="float">
            <text:p>1638.529226</text:p>
          </table:table-cell>
          <table:table-cell table:style-name="ce4" table:number-columns-repeated="4"/>
          <table:table-cell table:number-columns-repeated="2"/>
          <table:covered-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Orbite 1</text:p>
          </table:table-cell>
          <table:table-cell table:style-name="ce4" table:formula="of:=[.C13]-ASIN(([.G14]/[.F14])*SIN(ACOS([.I20])))" office:value-type="string" office:string-value="" calcext:value-type="error">
            <text:p>#VALUE!</text:p>
          </table:table-cell>
          <table:table-cell table:style-name="ce4" table:formula="of:=([.L2]*[.I7])/(2*[.L2]-[.I7]*POWER([.F14];2))" office:value-type="float" office:value="31329035.610869" calcext:value-type="float">
            <text:p>31329035.61</text:p>
          </table:table-cell>
          <table:table-cell table:style-name="ce3" table:formula="of:=[.E13]" office:value-type="float" office:value="42164178.2644089" calcext:value-type="float">
            <text:p>42164178.26</text:p>
          </table:table-cell>
          <table:table-cell table:style-name="ce7" table:formula="of:=SQRT(POWER([.F13];2)+POWER([.G14];2)+2*[.F13]*[.G14]*[.I20])" office:value-type="float" office:value="2486.77157194454" calcext:value-type="float">
            <text:p>2486.771572</text:p>
          </table:table-cell>
          <table:table-cell table:style-name="ce8" office:value-type="float" office:value="867.258815497838" calcext:value-type="float">
            <text:p>867.26</text:p>
          </table:table-cell>
          <table:table-cell table:style-name="ce4" table:formula="of:=2*PI()*SQRT((POWER([.D14];3)/[.L2]))" office:value-type="float" office:value="55186.3171020245" calcext:value-type="float">
            <text:p>55186.32</text:p>
          </table:table-cell>
          <table:table-cell table:style-name="ce4" office:value-type="float" office:value="0" calcext:value-type="float">
            <text:p>0.00</text:p>
          </table:table-cell>
          <table:table-cell table:style-name="ce8" office:value-type="float" office:value="2" calcext:value-type="float">
            <text:p>2.00</text:p>
          </table:table-cell>
          <table:table-cell table:number-columns-repeated="2"/>
          <table:covered-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Orbite 2</text:p>
          </table:table-cell>
          <table:table-cell table:style-name="ce4" table:formula="of:=[.C13]-ASIN((([.G14]+[.G15])/[.F15])*SIN(ACOS([.I20])))" office:value-type="string" office:string-value="" calcext:value-type="error">
            <text:p>#VALUE!</text:p>
          </table:table-cell>
          <table:table-cell table:style-name="ce4" table:formula="of:=([.L2]*[.I7])/(2*[.L2]-[.I7]*POWER([.F15];2))" office:value-type="float" office:value="38132305.3973283" calcext:value-type="float">
            <text:p>38132305.40</text:p>
          </table:table-cell>
          <table:table-cell table:style-name="ce3" table:formula="of:=[.E14]" office:value-type="float" office:value="42164178.2644089" calcext:value-type="float">
            <text:p>42164178.26</text:p>
          </table:table-cell>
          <table:table-cell table:style-name="ce7" table:formula="of:=SQRT(POWER([.F13];2)+POWER([.G14]+[.G15];2)+2*[.F13]*([.G14]+[.G15])*[.I20])" office:value-type="float" office:value="2907.57273658696" calcext:value-type="float">
            <text:p>2907.572737</text:p>
          </table:table-cell>
          <table:table-cell table:style-name="ce8" office:value-type="float" office:value="426.030269820548" calcext:value-type="float">
            <text:p>426.03</text:p>
          </table:table-cell>
          <table:table-cell table:style-name="ce4" table:formula="of:=2*PI()*SQRT((POWER([.D15];3)/[.L2]))" office:value-type="float" office:value="74105.5041845434" calcext:value-type="float">
            <text:p>74105.50</text:p>
          </table:table-cell>
          <table:table-cell table:style-name="ce10" table:formula="of:=2*PI()/([.H16])*([.N5])" office:value-type="float" office:value="8.04849988865032" calcext:value-type="float">
            <text:p>8.04849988865032</text:p>
          </table:table-cell>
          <table:table-cell table:style-name="ce8" office:value-type="float" office:value="3" calcext:value-type="float">
            <text:p>3.00</text:p>
          </table:table-cell>
          <table:table-cell table:number-columns-repeated="2"/>
          <table:covered-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Orbite final</text:p>
          </table:table-cell>
          <table:table-cell table:style-name="ce4" office:value-type="float" office:value="0" calcext:value-type="float">
            <text:p>0.00</text:p>
          </table:table-cell>
          <table:table-cell table:style-name="ce3" office:value-type="float" office:value="42164178" calcext:value-type="float">
            <text:p>42164178.00</text:p>
          </table:table-cell>
          <table:table-cell table:style-name="ce3" table:formula="of:=[.E15]" office:value-type="float" office:value="42164178.2644089" calcext:value-type="float">
            <text:p>42164178.26</text:p>
          </table:table-cell>
          <table:table-cell table:style-name="ce6" table:formula="of:=[.L8]" office:value-type="float" office:value="3074.66054890696" calcext:value-type="float">
            <text:p>3074.660549</text:p>
          </table:table-cell>
          <table:table-cell table:style-name="ce4" table:formula="of:=[.F25]" office:value-type="float" office:value="168.760914681614" calcext:value-type="float">
            <text:p>168.76</text:p>
          </table:table-cell>
          <table:table-cell table:style-name="ce4" table:formula="of:=[.I5]" office:value-type="float" office:value="86164.0955631399" calcext:value-type="float">
            <text:p>86164.10</text:p>
          </table:table-cell>
          <table:table-cell table:style-name="ce11" table:formula="of:=MOD([.L4]*([.J14]*[.H14]+[.J15]*[.H15]);360)" office:value-type="float" office:value="310" calcext:value-type="float">
            <text:p>310.00</text:p>
          </table:table-cell>
          <table:table-cell table:style-name="ce4"/>
          <table:table-cell table:number-columns-repeated="2"/>
          <table:covered-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Total</text:p>
          </table:table-cell>
          <table:table-cell table:style-name="ce4" office:value-type="float" office:value="1462.05" calcext:value-type="float">
            <text:p>1462.05</text:p>
          </table:table-cell>
          <table:table-cell table:number-columns-repeated="5"/>
          <table:covered-table-cell table:number-columns-repeated="4"/>
        </table:table-row>
        <table:table-row table:style-name="ro1">
          <table:table-cell table:number-columns-repeated="12"/>
          <table:covered-table-cell table:number-columns-repeated="4"/>
        </table:table-row>
        <table:table-row table:style-name="ro1">
          <table:table-cell table:number-columns-repeated="12"/>
          <table:covered-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cos(theta)=</text:p>
          </table:table-cell>
          <table:table-cell table:formula="of:=(POWER([.F16];2)-POWER([.F13];2)-POWER([.G17];2))/(2*[.F13]*[.G17])" office:value-type="float" office:value="0.966594325097798" calcext:value-type="float">
            <text:p>0.966594325097798</text:p>
          </table:table-cell>
          <table:table-cell table:number-columns-repeated="3"/>
          <table:covered-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theta=</text:p>
          </table:table-cell>
          <table:table-cell table:formula="of:=ACOS([.I20])" office:value-type="float" office:value="0.259203933574305" calcext:value-type="float">
            <text:p>0.259203933574305</text:p>
          </table:table-cell>
          <table:table-cell table:number-columns-repeated="3"/>
          <table:covered-table-cell table:number-columns-repeated="4"/>
        </table:table-row>
        <table:table-row table:style-name="ro1">
          <table:table-cell table:number-columns-repeated="12"/>
          <table:covered-table-cell table:number-columns-repeated="4"/>
        </table:table-row>
        <table:table-row table:style-name="ro1">
          <table:table-cell table:number-columns-repeated="12"/>
          <table:covered-table-cell table:number-columns-repeated="4"/>
        </table:table-row>
        <table:table-row table:style-name="ro1">
          <table:table-cell table:number-columns-repeated="12"/>
          <table:covered-table-cell table:number-columns-repeated="4"/>
        </table:table-row>
        <table:table-row table:style-name="ro1">
          <table:table-cell table:number-columns-repeated="4"/>
          <table:table-cell table:style-name="ce5" office:value-type="string" calcext:value-type="string">
            <text:p>DV3=</text:p>
          </table:table-cell>
          <table:table-cell table:formula="of:=[.G17]-[.G14]-[.G15]" office:value-type="float" office:value="168.760914681614" calcext:value-type="float">
            <text:p>168.760914681614</text:p>
          </table:table-cell>
          <table:table-cell table:number-columns-repeated="10"/>
        </table:table-row>
        <table:named-expressions>
          <table:named-expression table:name="solver_acr" table:base-cell-address="$Sheet1.$A$1" table:expression="0"/>
          <table:named-expression table:name="solver_adj" table:base-cell-address="$Sheet1.$A$1" table:expression="[.$G$14];[.$G$15]"/>
          <table:named-expression table:name="solver_asr" table:base-cell-address="$Sheet1.$A$1" table:expression="0.5"/>
          <table:named-expression table:name="solver_ccoeff" table:base-cell-address="$Sheet1.$A$1" table:expression="0.729"/>
          <table:named-expression table:name="solver_cog" table:base-cell-address="$Sheet1.$A$1" table:expression="1.494"/>
          <table:named-expression table:name="solver_crpb" table:base-cell-address="$Sheet1.$A$1" table:expression="0.9"/>
          <table:named-expression table:name="solver_eng" table:base-cell-address="$Sheet1.$A$1" table:expression="3"/>
          <table:named-expression table:name="solver_enst" table:base-cell-address="$Sheet1.$A$1" table:expression="1"/>
          <table:named-expression table:name="solver_gvr" table:base-cell-address="$Sheet1.$A$1" table:expression="1"/>
          <table:named-expression table:name="solver_lcy" table:base-cell-address="$Sheet1.$A$1" table:expression="2000"/>
          <table:named-range table:name="solver_lhs1" table:base-cell-address="$Sheet1.$A$1" table:cell-range-address=".$F$25"/>
          <table:named-range table:name="solver_lhs2" table:base-cell-address="$Sheet1.$A$1" table:cell-range-address=".$G$14"/>
          <table:named-range table:name="solver_lhs3" table:base-cell-address="$Sheet1.$A$1" table:cell-range-address=".$G$15"/>
          <table:named-range table:name="solver_lhs4" table:base-cell-address="$Sheet1.$A$1" table:cell-range-address=".$G$14"/>
          <table:named-range table:name="solver_lhs5" table:base-cell-address="$Sheet1.$A$1" table:cell-range-address=".$G$15"/>
          <table:named-expression table:name="solver_lo_eng" table:base-cell-address="$Sheet1.$A$1" table:expression="&quot;com.sun.star.comp.Calc.NLPSolver.DEPSSolverImpl&quot;"/>
          <table:named-expression table:name="solver_mtpb" table:base-cell-address="$Sheet1.$A$1" table:expression="0"/>
          <table:named-expression table:name="solver_num" table:base-cell-address="$Sheet1.$A$1" table:expression="5"/>
          <table:named-range table:name="solver_opt" table:base-cell-address="$Sheet1.$A$1" table:cell-range-address=".$I$16"/>
          <table:named-expression table:name="solver_prng" table:base-cell-address="$Sheet1.$A$1" table:expression="0"/>
          <table:named-expression table:name="solver_rel1" table:base-cell-address="$Sheet1.$A$1" table:expression="3"/>
          <table:named-expression table:name="solver_rel2" table:base-cell-address="$Sheet1.$A$1" table:expression="3"/>
          <table:named-expression table:name="solver_rel3" table:base-cell-address="$Sheet1.$A$1" table:expression="3"/>
          <table:named-expression table:name="solver_rel4" table:base-cell-address="$Sheet1.$A$1" table:expression="3"/>
          <table:named-expression table:name="solver_rel5" table:base-cell-address="$Sheet1.$A$1" table:expression="3"/>
          <table:named-expression table:name="solver_rhs1" table:base-cell-address="$Sheet1.$A$1" table:expression="0"/>
          <table:named-range table:name="solver_rhs2" table:base-cell-address="$Sheet1.$A$1" table:cell-range-address=".$G$15"/>
          <table:named-range table:name="solver_rhs3" table:base-cell-address="$Sheet1.$A$1" table:cell-range-address=".$F$25"/>
          <table:named-expression table:name="solver_rhs4" table:base-cell-address="$Sheet1.$A$1" table:expression="500"/>
          <table:named-expression table:name="solver_rhs5" table:base-cell-address="$Sheet1.$A$1" table:expression="50"/>
          <table:named-expression table:name="solver_rsp" table:base-cell-address="$Sheet1.$A$1" table:expression="0"/>
          <table:named-expression table:name="solver_slim" table:base-cell-address="$Sheet1.$A$1" table:expression="70"/>
          <table:named-expression table:name="solver_smax" table:base-cell-address="$Sheet1.$A$1" table:expression="0.5"/>
          <table:named-expression table:name="solver_smin" table:base-cell-address="$Sheet1.$A$1" table:expression="0.5"/>
          <table:named-expression table:name="solver_soc" table:base-cell-address="$Sheet1.$A$1" table:expression="1.494"/>
          <table:named-expression table:name="solver_ssz" table:base-cell-address="$Sheet1.$A$1" table:expression="70"/>
          <table:named-expression table:name="solver_stol" table:base-cell-address="$Sheet1.$A$1" table:expression="0.000001"/>
          <table:named-expression table:name="solver_typ" table:base-cell-address="$Sheet1.$A$1" table:expression="3"/>
          <table:named-expression table:name="solver_val" table:base-cell-address="$Sheet1.$A$1" table:expression="310"/>
          <table:named-expression table:name="solver_vrt" table:base-cell-address="$Sheet1.$A$1" table:expression="3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6">00/00/0000</text:date>, <text:time style:data-style-name="N2" text:time-value="23:06:40.6020062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6T19:44:02.409334402</meta:creation-date>
    <dc:date>2025-11-16T23:41:22.837476354</dc:date>
    <meta:editing-duration>PT28M57S</meta:editing-duration>
    <meta:editing-cycles>2</meta:editing-cycles>
    <meta:generator>LibreOffice/24.2.7.2$Linux_X86_64 LibreOffice_project/420$Build-2</meta:generator>
    <meta:document-statistic meta:table-count="1" meta:cell-count="78" meta:object-count="0"/>
  </office:meta>
</office:document-meta>
</file>